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1" style:family="paragraph">
      <style:paragraph-properties fo:margin-left="0cm" fo:margin-right="0cm" fo:text-align="center" fo:text-indent="0cm">
        <style:tab-stops>
          <style:tab-stop style:position="1cm"/>
          <style:tab-stop style:position="8.001cm"/>
        </style:tab-stops>
      </style:paragraph-properties>
    </style:style>
    <style:style style:name="P2" style:family="paragraph">
      <style:paragraph-properties fo:margin-left="0cm" fo:margin-right="0cm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style:font-name="Arial Black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style:font-name="Arial Black1" fo:font-size="60pt" fo:font-weight="bold" style:font-size-asian="60pt" style:font-size-complex="60pt"/>
    </style:style>
    <style:style style:name="P5" style:family="paragraph">
      <style:paragraph-properties fo:margin-left="0.6cm" fo:margin-right="0cm" fo:text-indent="0cm"/>
    </style:style>
    <style:style style:name="T1" style:family="text">
      <style:text-properties fo:color="#ffffff" style:font-name="Arial Black" fo:font-size="54pt" fo:font-weight="bold" style:font-size-asian="54pt" style:font-size-complex="54pt"/>
    </style:style>
    <style:style style:name="T2" style:family="text">
      <style:text-properties fo:color="#ffffff" style:font-name="Arial Black1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anie, błogosławię</text:span><text:span text:style-name="T1"><text:line-break/></text:span><text:span text:style-name="T1">imię Twe,</text:span><text:span text:style-name="T1"><text:line-break/></text:span><text:span text:style-name="T1">błogosławię Cię</text:span><text:span text:style-name="T1"><text:line-break/></text:span><text:span text:style-name="T1">Panie, błogosławię</text:span><text:span text:style-name="T1"><text:line-break/></text:span><text:span text:style-name="T1">imię Twe,</text:span><text:span text:style-name="T1"><text:line-break/></text:span><text:span text:style-name="T1">błogosławię święte</text:span><text:span text:style-name="T1"><text:line-break/></text:span><text:span text:style-name="T1">imię Twe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2T19">
        <draw:frame presentation:style-name="pr3" draw:text-style-name="P4" draw:layer="layout" svg:width="28cm" svg:height="21cm" svg:x="0cm" svg:y="-0.001cm" presentation:class="title" presentation:user-transformed="true">
          <draw:text-box>
            <text:p text:style-name="P1"><text:span text:style-name="T2">Ty dajesz z woli swej, zabierasz, kiedy chcesz </text:span><text:span text:style-name="T2"><text:line-break/></text:span><text:span text:style-name="T2">W mym sercu zawsze chcę błogosławić C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0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style:font-name="Bookman Old Style" fo:font-size="24.7000007629395pt" fo:language="pl" fo:country="PL" fo:font-style="italic" fo:font-weight="bold" style:letter-kerning="true" style:font-name-asian="Bookman Old Style" style:font-size-asian="24.7000007629395pt" style:language-asian="pl" style:country-asian="PL" style:font-style-asian="italic" style:font-weight-asian="bold" style:font-name-complex="Bookman Old Sty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1.2000007629395pt" fo:language="en" fo:country="US" fo:font-style="italic" fo:font-weight="bold" style:font-name-asian="Arial1" style:font-size-asian="21.2000007629395pt" style:language-asian="pl" style:country-asian="PL" style:font-style-asian="italic" style:font-weight-asian="bold" style:font-name-complex="Arial1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style:font-name-asian="Arial1" style:font-size-asian="24.7000007629395pt" style:language-asian="pl" style:country-asian="PL" style:font-name-complex="Arial1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fo:font-style="italic" style:font-name-asian="Arial1" style:font-size-asian="24.7000007629395pt" style:language-asian="pl" style:country-asian="PL" style:font-style-asian="italic" style:font-name-complex="Arial1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style:font-name-asian="Arial1" style:font-size-asian="24.7000007629395pt" style:language-asian="pl" style:country-asian="PL" style:font-name-complex="Arial1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fo:font-style="italic" style:font-name-asian="Arial1" style:font-size-asian="24.7000007629395pt" style:language-asian="pl" style:country-asian="PL" style:font-style-asian="italic" style:font-name-complex="Arial1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15.8999996185303pt" fo:language="en" fo:country="US" fo:font-style="italic" style:font-name-asian="Arial1" style:font-size-asian="15.8999996185303pt" style:language-asian="pl" style:country-asian="PL" style:font-style-asian="italic" style:font-name-complex="Arial1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footnote_20_text" style:display-name="footnote text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Akordy" style:family="graphic">
      <style:paragraph-properties fo:margin-left="0cm" fo:margin-right="0cm" fo:text-align="start" fo:text-indent="0cm" style:text-autospace="ideograph-alpha"/>
      <style:text-properties style:font-name="Arial1" fo:font-size="24.7000007629395pt" fo:language="pl" fo:country="PL" fo:font-weight="bold" style:font-name-asian="Arial1" style:font-size-asian="24.7000007629395pt" style:language-asian="pl" style:country-asian="PL" style:font-weight-asian="bold" style:font-name-complex="Arial1" style:font-size-complex="24.7000007629395pt" style:font-weight-complex="bold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6cm" presentation:class="title" presentation:placeholder="true">
        <draw:text-box/>
      </draw:frame>
      <draw:frame presentation:style-name="Domyślnie-outline1" draw:layer="backgroundobjects" svg:width="25.199cm" svg:height="12.1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29T14:20:31</meta:creation-date>
    <dc:date>2015-04-13T23:17:48.526000000</dc:date>
    <dc:language>pl-PL</dc:language>
    <meta:editing-cycles>35</meta:editing-cycles>
    <meta:editing-duration>PT1H24M34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